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3343" officeooo:paragraph-rsid="000f3343"/>
    </style:style>
    <style:style style:name="P2" style:family="paragraph" style:parent-style-name="Standard">
      <style:text-properties officeooo:rsid="000fcee0" officeooo:paragraph-rsid="000fcee0"/>
    </style:style>
    <style:style style:name="P3" style:family="paragraph" style:parent-style-name="Standard">
      <style:text-properties officeooo:paragraph-rsid="00138e7d"/>
    </style:style>
    <style:style style:name="P4" style:family="paragraph" style:parent-style-name="Standard">
      <style:text-properties fo:font-variant="normal" fo:text-transform="none" fo:color="#525c65" style:font-name="Open Sans" fo:font-size="10.5pt" fo:letter-spacing="normal" fo:font-style="normal" fo:font-weight="normal" officeooo:paragraph-rsid="00138e7d"/>
    </style:style>
    <style:style style:name="P5" style:family="paragraph" style:parent-style-name="Standard">
      <style:text-properties fo:font-variant="normal" fo:text-transform="none" fo:color="#525c65" style:font-name="Open Sans" fo:font-size="10.5pt" fo:letter-spacing="normal" fo:font-style="normal" fo:font-weight="normal" officeooo:rsid="00138e7d" officeooo:paragraph-rsid="00138e7d"/>
    </style:style>
    <style:style style:name="P6" style:family="paragraph" style:parent-style-name="Standard">
      <style:text-properties fo:font-variant="normal" fo:text-transform="none" fo:color="#525c65" style:font-name="Open Sans" fo:font-size="10.5pt" fo:letter-spacing="normal" fo:font-style="normal" fo:font-weight="normal" officeooo:rsid="00138e7d" officeooo:paragraph-rsid="00145ef5"/>
    </style:style>
    <style:style style:name="P7" style:family="paragraph" style:parent-style-name="Standard">
      <style:text-properties fo:font-variant="normal" fo:text-transform="none" fo:color="#525c65" style:font-name="Open Sans" fo:font-size="10.5pt" fo:letter-spacing="normal" fo:font-style="normal" fo:font-weight="normal" officeooo:rsid="001f8914" officeooo:paragraph-rsid="001f8914"/>
    </style:style>
    <style:style style:name="P8" style:family="paragraph" style:parent-style-name="Standard">
      <style:text-properties fo:font-variant="normal" fo:text-transform="none" fo:color="#525c65" style:font-name="Open Sans" fo:font-size="10.5pt" fo:letter-spacing="normal" fo:font-style="normal" fo:font-weight="normal" officeooo:rsid="001f8914" officeooo:paragraph-rsid="002c39ca"/>
    </style:style>
    <style:style style:name="T1" style:family="text">
      <style:text-properties fo:font-variant="normal" fo:text-transform="none" fo:color="#525c65" style:font-name="Open Sans" fo:font-size="10.5pt" fo:letter-spacing="normal" fo:font-style="normal" fo:font-weight="normal"/>
    </style:style>
    <style:style style:name="T2" style:family="text">
      <style:text-properties fo:font-variant="normal" fo:text-transform="none" fo:color="#525c65" style:font-name="Open Sans" fo:font-size="10.5pt" fo:letter-spacing="normal" fo:font-style="normal" fo:font-weight="normal" officeooo:rsid="00138e7d"/>
    </style:style>
    <style:style style:name="T3" style:family="text">
      <style:text-properties officeooo:rsid="00138e7d"/>
    </style:style>
    <style:style style:name="T4" style:family="text">
      <style:text-properties officeooo:rsid="0021fd02"/>
    </style:style>
    <style:style style:name="T5" style:family="text">
      <style:text-properties officeooo:rsid="0024c4cd"/>
    </style:style>
    <style:style style:name="T6" style:family="text">
      <style:text-properties officeooo:rsid="00292f7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uristic Analysis</text:p>
      <text:p text:style-name="P1">AIND - <text:s/>Planning Project </text:p>
      <text:p text:style-name="P1"/>
      <text:p text:style-name="P1"/>
      <text:p text:style-name="P2">BFS, DFGS, UCS for non-heuristic searches </text:p>
      <text:p text:style-name="P2"/>
      <text:p text:style-name="P2">h_1, h_ignore_preconditions, and h_levelsum for heuristic searches </text:p>
      <text:p text:style-name="P2"/>
      <text:p text:style-name="P3"><text:span text:style-name="T3">1. </text:span><text:span text:style-name="T1">At least three uninformed planning algorithms (including breadth- and depth-first search) are compared on all three problems, and at least two automatic heuristics are used with A* search for planning on all three problems including “ignore-preconditions” and “level-sum” from the Planning Graph.</text:span></text:p>
      <text:p text:style-name="P4"/>
      <text:p text:style-name="P3"><text:span text:style-name="T2">2. </text:span><text:span text:style-name="T1">A brief report lists (using a table and any appropriate visualizations) and verbally describes the performance of the algorithms on the problems compared, including the optimality of the solutions, time elapsed, and the number of node expansions required.</text:span></text:p>
      <text:p text:style-name="P5"/>
      <text:p text:style-name="P6">3. The report explains the reason for the observed results using at least one appropriate justification from the video lessons or from outside resources (e.g., Norvig and Russell’s textbook).</text:p>
      <text:p text:style-name="P6"/>
      <text:p text:style-name="P6"/>
      <text:p text:style-name="P7">BFS</text:p>
      <text:p text:style-name="P7"/>
      <text:p text:style-name="P7"/>
      <text:p text:style-name="P7">DFGS – <text:span text:style-name="T6">Deep expansion of nodes results in non-optimal plan </text:span></text:p>
      <text:p text:style-name="P7"><text:tab/>– <text:span text:style-name="T6">Run time is as expected and terminates as solution discovered. </text:span></text:p>
      <text:p text:style-name="P7"/>
      <text:p text:style-name="P7">UCS<text:line-break/></text:p>
      <text:p text:style-name="P7"/>
      <text:p text:style-name="P8">h_1 - <text:tab/><text:span text:style-name="T4">Admissible heuristic. Same time as levelsums heuristic. </text:span></text:p>
      <text:p text:style-name="P8"><text:tab/><text:span text:style-name="T5">Same expansions of nodes as levelsums. </text:span></text:p>
      <text:p text:style-name="P7"/>
      <text:p text:style-name="P7">h_ignore_preconditions</text:p>
      <text:p text:style-name="P7"/>
      <text:p text:style-name="P7"/>
      <text:p text:style-name="P7">h_levelsums</text:p>
      <text:p text:style-name="P7"/>
      <text:p text:style-name="P7"><text:tab/>Levelcosts – inadmissible but in practice works well. </text:p>
      <text:p text:style-name="P7"><text:tab/><text:span text:style-name="T5">Same time as levelsums heuristics. </text:span></text:p>
      <text:p text:style-name="P7"><text:tab/><text:span text:style-name="T5">Same expansions of nodes as ignore preconditions. </text:span></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1:26:44.018558316</meta:creation-date>
    <dc:date>2017-05-24T13:13:38.208135260</dc:date>
    <meta:editing-duration>PT16M34S</meta:editing-duration>
    <meta:editing-cycles>12</meta:editing-cycles>
    <meta:generator>LibreOffice/5.1.6.2$Linux_X86_64 LibreOffice_project/10m0$Build-2</meta:generator>
    <meta:document-statistic meta:table-count="0" meta:image-count="0" meta:object-count="0" meta:page-count="1" meta:paragraph-count="18" meta:word-count="187" meta:character-count="1310" meta:non-whitespace-character-count="1120"/>
  </office:meta>
</office:document-meta>
</file>